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Consolas1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4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onsola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1.053cm" svg:height="9.004cm" svg:x="7.434cm" svg:y="432.583cm">
            <draw:object draw:notify-on-update-of-ranges="Лист1.C1:Лист1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5.644cm" svg:height="8.993cm" svg:x="49.78cm" svg:y="0.113cm">
            <draw:object draw:notify-on-update-of-ranges="Лист1.V1:Лист1.V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9.207cm" svg:height="45.657cm" svg:x="110.73cm" svg:y="0.1cm">
            <draw:object draw:notify-on-update-of-ranges="Лист1.AW1:Лист1.AW10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81.25cm" svg:height="51.326cm" svg:x="220.433cm" svg:y="4.215cm">
            <draw:object draw:notify-on-update-of-ranges="Лист1.BW1:Лист1.BW10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0.471cm" svg:height="65.488cm" svg:x="509.727cm" svg:y="0.1cm">
            <draw:object draw:notify-on-update-of-ranges="Лист1.GY1:Лист1.GY10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3" table:default-cell-style-name="Default"/>
        <table:table-column table:style-name="co2" table:default-cell-style-name="Default"/>
        <table:table-column table:style-name="co1" table:number-columns-repeated="133" table:default-cell-style-name="Default"/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20" calcext:value-type="float">
            <text:p>2220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212" calcext:value-type="float">
            <text:p>2212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17" calcext:value-type="float">
            <text:p>2217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/>
          <table:table-cell office:value-type="float" office:value="2214" calcext:value-type="float">
            <text:p>2214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14" calcext:value-type="float">
            <text:p>221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223" calcext:value-type="float">
            <text:p>2223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15" calcext:value-type="float">
            <text:p>2215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36" calcext:value-type="float">
            <text:p>2036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209" calcext:value-type="float">
            <text:p>220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14" calcext:value-type="float">
            <text:p>2214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/>
          <table:table-cell office:value-type="float" office:value="2207" calcext:value-type="float">
            <text:p>220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9" calcext:value-type="float">
            <text:p>2209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221" calcext:value-type="float">
            <text:p>2221</text:p>
          </table:table-cell>
          <table:table-cell table:number-columns-repeated="18"/>
          <table:table-cell office:value-type="float" office:value="2026" calcext:value-type="float">
            <text:p>2026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207" calcext:value-type="float">
            <text:p>2207</text:p>
          </table:table-cell>
          <table:table-cell table:number-columns-repeated="18"/>
          <table:table-cell office:value-type="float" office:value="2034" calcext:value-type="float">
            <text:p>203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19" calcext:value-type="float">
            <text:p>2219</text:p>
          </table:table-cell>
          <table:table-cell table:number-columns-repeated="18"/>
          <table:table-cell office:value-type="float" office:value="2032" calcext:value-type="float">
            <text:p>2032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31" calcext:value-type="float">
            <text:p>2031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12" calcext:value-type="float">
            <text:p>2212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18" calcext:value-type="float">
            <text:p>2218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17" calcext:value-type="float">
            <text:p>2217</text:p>
          </table:table-cell>
          <table:table-cell table:number-columns-repeated="18"/>
          <table:table-cell office:value-type="float" office:value="2031" calcext:value-type="float">
            <text:p>2031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/>
          <table:table-cell office:value-type="float" office:value="2212" calcext:value-type="float">
            <text:p>2212</text:p>
          </table:table-cell>
          <table:table-cell table:number-columns-repeated="18"/>
          <table:table-cell office:value-type="float" office:value="2029" calcext:value-type="float">
            <text:p>2029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/>
          <table:table-cell office:value-type="float" office:value="2213" calcext:value-type="float">
            <text:p>2213</text:p>
          </table:table-cell>
          <table:table-cell table:number-columns-repeated="18"/>
          <table:table-cell office:value-type="float" office:value="2026" calcext:value-type="float">
            <text:p>2026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12" calcext:value-type="float">
            <text:p>2212</text:p>
          </table:table-cell>
          <table:table-cell table:number-columns-repeated="18"/>
          <table:table-cell office:value-type="float" office:value="2028" calcext:value-type="float">
            <text:p>2028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19" calcext:value-type="float">
            <text:p>2219</text:p>
          </table:table-cell>
          <table:table-cell table:number-columns-repeated="18"/>
          <table:table-cell office:value-type="float" office:value="2034" calcext:value-type="float">
            <text:p>203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207" calcext:value-type="float">
            <text:p>2207</text:p>
          </table:table-cell>
          <table:table-cell table:number-columns-repeated="18"/>
          <table:table-cell office:value-type="float" office:value="2025" calcext:value-type="float">
            <text:p>2025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206" calcext:value-type="float">
            <text:p>2206</text:p>
          </table:table-cell>
          <table:table-cell table:number-columns-repeated="18"/>
          <table:table-cell office:value-type="float" office:value="2037" calcext:value-type="float">
            <text:p>2037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35" calcext:value-type="float">
            <text:p>2035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33" calcext:value-type="float">
            <text:p>2033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25" calcext:value-type="float">
            <text:p>2025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/>
          <table:table-cell office:value-type="float" office:value="2207" calcext:value-type="float">
            <text:p>2207</text:p>
          </table:table-cell>
          <table:table-cell table:number-columns-repeated="18"/>
          <table:table-cell office:value-type="float" office:value="2034" calcext:value-type="float">
            <text:p>2034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38" calcext:value-type="float">
            <text:p>2038</text:p>
          </table:table-cell>
          <table:table-cell/>
          <table:table-cell office:value-type="float" office:value="2210" calcext:value-type="float">
            <text:p>2210</text:p>
          </table:table-cell>
          <table:table-cell table:number-columns-repeated="18"/>
          <table:table-cell office:value-type="float" office:value="2023" calcext:value-type="float">
            <text:p>2023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26" calcext:value-type="float">
            <text:p>202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206" calcext:value-type="float">
            <text:p>2206</text:p>
          </table:table-cell>
          <table:table-cell table:number-columns-repeated="18"/>
          <table:table-cell office:value-type="float" office:value="2023" calcext:value-type="float">
            <text:p>2023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07" calcext:value-type="float">
            <text:p>2207</text:p>
          </table:table-cell>
          <table:table-cell table:number-columns-repeated="18"/>
          <table:table-cell office:value-type="float" office:value="2024" calcext:value-type="float">
            <text:p>2024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22" calcext:value-type="float">
            <text:p>2022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302" calcext:value-type="float">
            <text:p>1302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33" calcext:value-type="float">
            <text:p>203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10" calcext:value-type="float">
            <text:p>2210</text:p>
          </table:table-cell>
          <table:table-cell table:number-columns-repeated="18"/>
          <table:table-cell office:value-type="float" office:value="2027" calcext:value-type="float">
            <text:p>2027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23" calcext:value-type="float">
            <text:p>2023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style-name="ce1" office:value-type="float" office:value="2060" calcext:value-type="float">
            <text:p>2060</text:p>
          </table:table-cell>
          <table:table-cell/>
          <table:table-cell office:value-type="float" office:value="2209" calcext:value-type="float">
            <text:p>2209</text:p>
          </table:table-cell>
          <table:table-cell table:number-columns-repeated="18"/>
          <table:table-cell office:value-type="float" office:value="2019" calcext:value-type="float">
            <text:p>2019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23" calcext:value-type="float">
            <text:p>202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34" calcext:value-type="float">
            <text:p>2034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24" calcext:value-type="float">
            <text:p>2024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8" calcext:value-type="float">
            <text:p>2208</text:p>
          </table:table-cell>
          <table:table-cell table:number-columns-repeated="18"/>
          <table:table-cell office:value-type="float" office:value="2014" calcext:value-type="float">
            <text:p>2014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/>
          <table:table-cell office:value-type="float" office:value="2213" calcext:value-type="float">
            <text:p>2213</text:p>
          </table:table-cell>
          <table:table-cell table:number-columns-repeated="18"/>
          <table:table-cell office:value-type="float" office:value="2018" calcext:value-type="float">
            <text:p>2018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22" calcext:value-type="float">
            <text:p>2022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302" calcext:value-type="float">
            <text:p>130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23" calcext:value-type="float">
            <text:p>202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/>
          <table:table-cell office:value-type="float" office:value="2201" calcext:value-type="float">
            <text:p>2201</text:p>
          </table:table-cell>
          <table:table-cell table:number-columns-repeated="18"/>
          <table:table-cell office:value-type="float" office:value="2024" calcext:value-type="float">
            <text:p>2024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13" calcext:value-type="float">
            <text:p>2013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table:number-columns-repeated="26"/>
          <table:table-cell office:value-type="float" office:value="2028" calcext:value-type="float">
            <text:p>2028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/>
          <table:table-cell office:value-type="float" office:value="2210" calcext:value-type="float">
            <text:p>2210</text:p>
          </table:table-cell>
          <table:table-cell table:number-columns-repeated="18"/>
          <table:table-cell office:value-type="float" office:value="2014" calcext:value-type="float">
            <text:p>201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/>
          <table:table-cell office:value-type="float" office:value="2206" calcext:value-type="float">
            <text:p>2206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/>
          <table:table-cell office:value-type="float" office:value="2211" calcext:value-type="float">
            <text:p>2211</text:p>
          </table:table-cell>
          <table:table-cell table:number-columns-repeated="18"/>
          <table:table-cell office:value-type="float" office:value="2014" calcext:value-type="float">
            <text:p>2014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19" calcext:value-type="float">
            <text:p>201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18" calcext:value-type="float">
            <text:p>2018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/>
          <table:table-cell office:value-type="float" office:value="2212" calcext:value-type="float">
            <text:p>2212</text:p>
          </table:table-cell>
          <table:table-cell table:number-columns-repeated="18"/>
          <table:table-cell office:value-type="float" office:value="2011" calcext:value-type="float">
            <text:p>201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/>
          <table:table-cell office:value-type="float" office:value="2203" calcext:value-type="float">
            <text:p>2203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42" calcext:value-type="float">
            <text:p>2042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13" calcext:value-type="float">
            <text:p>2013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5" calcext:value-type="float">
            <text:p>2205</text:p>
          </table:table-cell>
          <table:table-cell table:number-columns-repeated="18"/>
          <table:table-cell office:value-type="float" office:value="2013" calcext:value-type="float">
            <text:p>2013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/>
          <table:table-cell office:value-type="float" office:value="2196" calcext:value-type="float">
            <text:p>2196</text:p>
          </table:table-cell>
          <table:table-cell table:number-columns-repeated="18"/>
          <table:table-cell office:value-type="float" office:value="2005" calcext:value-type="float">
            <text:p>2005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18"/>
          <table:table-cell office:value-type="float" office:value="2012" calcext:value-type="float">
            <text:p>201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199" calcext:value-type="float">
            <text:p>2199</text:p>
          </table:table-cell>
          <table:table-cell table:number-columns-repeated="18"/>
          <table:table-cell office:value-type="float" office:value="2010" calcext:value-type="float">
            <text:p>2010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199" calcext:value-type="float">
            <text:p>2199</text:p>
          </table:table-cell>
          <table:table-cell table:number-columns-repeated="18"/>
          <table:table-cell office:value-type="float" office:value="2012" calcext:value-type="float">
            <text:p>2012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42" calcext:value-type="float">
            <text:p>2042</text:p>
          </table:table-cell>
          <table:table-cell/>
          <table:table-cell office:value-type="float" office:value="2202" calcext:value-type="float">
            <text:p>2202</text:p>
          </table:table-cell>
          <table:table-cell table:number-columns-repeated="18"/>
          <table:table-cell office:value-type="float" office:value="2008" calcext:value-type="float">
            <text:p>2008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/>
          <table:table-cell office:value-type="float" office:value="2196" calcext:value-type="float">
            <text:p>2196</text:p>
          </table:table-cell>
          <table:table-cell table:number-columns-repeated="18"/>
          <table:table-cell office:value-type="float" office:value="2015" calcext:value-type="float">
            <text:p>2015</text:p>
          </table:table-cell>
          <table:table-cell table:number-columns-repeated="26"/>
          <table:table-cell office:value-type="float" office:value="2078" calcext:value-type="float">
            <text:p>2078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/>
          <table:table-cell office:value-type="float" office:value="2198" calcext:value-type="float">
            <text:p>2198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18"/>
          <table:table-cell office:value-type="float" office:value="2000" calcext:value-type="float">
            <text:p>2000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/>
          <table:table-cell office:value-type="float" office:value="2198" calcext:value-type="float">
            <text:p>2198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194" calcext:value-type="float">
            <text:p>2194</text:p>
          </table:table-cell>
          <table:table-cell table:number-columns-repeated="18"/>
          <table:table-cell office:value-type="float" office:value="2007" calcext:value-type="float">
            <text:p>2007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194" calcext:value-type="float">
            <text:p>2194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/>
          <table:table-cell office:value-type="float" office:value="2195" calcext:value-type="float">
            <text:p>2195</text:p>
          </table:table-cell>
          <table:table-cell table:number-columns-repeated="18"/>
          <table:table-cell office:value-type="float" office:value="2007" calcext:value-type="float">
            <text:p>200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197" calcext:value-type="float">
            <text:p>2197</text:p>
          </table:table-cell>
          <table:table-cell table:number-columns-repeated="18"/>
          <table:table-cell office:value-type="float" office:value="2013" calcext:value-type="float">
            <text:p>201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01" calcext:value-type="float">
            <text:p>2201</text:p>
          </table:table-cell>
          <table:table-cell table:number-columns-repeated="18"/>
          <table:table-cell office:value-type="float" office:value="2002" calcext:value-type="float">
            <text:p>200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201" calcext:value-type="float">
            <text:p>2201</text:p>
          </table:table-cell>
          <table:table-cell table:number-columns-repeated="18"/>
          <table:table-cell office:value-type="float" office:value="1997" calcext:value-type="float">
            <text:p>1997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37" calcext:value-type="float">
            <text:p>2037</text:p>
          </table:table-cell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/>
          <table:table-cell office:value-type="float" office:value="2192" calcext:value-type="float">
            <text:p>2192</text:p>
          </table:table-cell>
          <table:table-cell table:number-columns-repeated="18"/>
          <table:table-cell office:value-type="float" office:value="2003" calcext:value-type="float">
            <text:p>2003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/>
          <table:table-cell office:value-type="float" office:value="2204" calcext:value-type="float">
            <text:p>2204</text:p>
          </table:table-cell>
          <table:table-cell table:number-columns-repeated="18"/>
          <table:table-cell office:value-type="float" office:value="2001" calcext:value-type="float">
            <text:p>2001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196" calcext:value-type="float">
            <text:p>2196</text:p>
          </table:table-cell>
          <table:table-cell table:number-columns-repeated="18"/>
          <table:table-cell office:value-type="float" office:value="2002" calcext:value-type="float">
            <text:p>200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/>
          <table:table-cell office:value-type="float" office:value="2193" calcext:value-type="float">
            <text:p>2193</text:p>
          </table:table-cell>
          <table:table-cell table:number-columns-repeated="18"/>
          <table:table-cell office:value-type="float" office:value="2008" calcext:value-type="float">
            <text:p>2008</text:p>
          </table:table-cell>
          <table:table-cell table:number-columns-repeated="26"/>
          <table:table-cell office:value-type="float" office:value="2080" calcext:value-type="float">
            <text:p>2080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18"/>
          <table:table-cell office:value-type="float" office:value="2000" calcext:value-type="float">
            <text:p>2000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201" calcext:value-type="float">
            <text:p>2201</text:p>
          </table:table-cell>
          <table:table-cell table:number-columns-repeated="18"/>
          <table:table-cell office:value-type="float" office:value="2002" calcext:value-type="float">
            <text:p>2002</text:p>
          </table:table-cell>
          <table:table-cell table:number-columns-repeated="26"/>
          <table:table-cell office:value-type="float" office:value="2071" calcext:value-type="float">
            <text:p>2071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198" calcext:value-type="float">
            <text:p>2198</text:p>
          </table:table-cell>
          <table:table-cell table:number-columns-repeated="18"/>
          <table:table-cell office:value-type="float" office:value="1997" calcext:value-type="float">
            <text:p>1997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193" calcext:value-type="float">
            <text:p>2193</text:p>
          </table:table-cell>
          <table:table-cell table:number-columns-repeated="18"/>
          <table:table-cell office:value-type="float" office:value="2009" calcext:value-type="float">
            <text:p>2009</text:p>
          </table:table-cell>
          <table:table-cell table:number-columns-repeated="26"/>
          <table:table-cell office:value-type="float" office:value="2074" calcext:value-type="float">
            <text:p>2074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/>
          <table:table-cell office:value-type="float" office:value="2195" calcext:value-type="float">
            <text:p>2195</text:p>
          </table:table-cell>
          <table:table-cell table:number-columns-repeated="18"/>
          <table:table-cell office:value-type="float" office:value="2008" calcext:value-type="float">
            <text:p>2008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/>
          <table:table-cell office:value-type="float" office:value="2199" calcext:value-type="float">
            <text:p>2199</text:p>
          </table:table-cell>
          <table:table-cell table:number-columns-repeated="18"/>
          <table:table-cell office:value-type="float" office:value="1995" calcext:value-type="float">
            <text:p>199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/>
          <table:table-cell office:value-type="float" office:value="2194" calcext:value-type="float">
            <text:p>2194</text:p>
          </table:table-cell>
          <table:table-cell table:number-columns-repeated="18"/>
          <table:table-cell office:value-type="float" office:value="1996" calcext:value-type="float">
            <text:p>1996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/>
          <table:table-cell office:value-type="float" office:value="2193" calcext:value-type="float">
            <text:p>2193</text:p>
          </table:table-cell>
          <table:table-cell table:number-columns-repeated="18"/>
          <table:table-cell office:value-type="float" office:value="1999" calcext:value-type="float">
            <text:p>1999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/>
          <table:table-cell office:value-type="float" office:value="2188" calcext:value-type="float">
            <text:p>2188</text:p>
          </table:table-cell>
          <table:table-cell table:number-columns-repeated="18"/>
          <table:table-cell office:value-type="float" office:value="1994" calcext:value-type="float">
            <text:p>199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18"/>
          <table:table-cell office:value-type="float" office:value="1951" calcext:value-type="float">
            <text:p>1951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/>
          <table:table-cell office:value-type="float" office:value="2193" calcext:value-type="float">
            <text:p>2193</text:p>
          </table:table-cell>
          <table:table-cell table:number-columns-repeated="18"/>
          <table:table-cell office:value-type="float" office:value="1991" calcext:value-type="float">
            <text:p>1991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/>
          <table:table-cell office:value-type="float" office:value="2197" calcext:value-type="float">
            <text:p>2197</text:p>
          </table:table-cell>
          <table:table-cell table:number-columns-repeated="18"/>
          <table:table-cell office:value-type="float" office:value="1991" calcext:value-type="float">
            <text:p>1991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/>
          <table:table-cell office:value-type="float" office:value="2195" calcext:value-type="float">
            <text:p>2195</text:p>
          </table:table-cell>
          <table:table-cell table:number-columns-repeated="18"/>
          <table:table-cell office:value-type="string" calcext:value-type="string">
            <text:p>1998}</text:p>
          </table:table-cell>
          <table:table-cell table:number-columns-repeated="26"/>
          <table:table-cell office:value-type="string" calcext:value-type="string">
            <text:p>2054}</text:p>
          </table:table-cell>
          <table:table-cell table:number-columns-repeated="25"/>
          <table:table-cell office:value-type="string" calcext:value-type="string">
            <text:p>1255}</text:p>
          </table:table-cell>
          <table:table-cell table:number-columns-repeated="131"/>
          <table:table-cell office:value-type="string" calcext:value-type="string">
            <text:p>2051}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37" calcext:value-type="float">
            <text:p>1237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1886" calcext:value-type="float">
            <text:p>188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31" calcext:value-type="float">
            <text:p>123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84" calcext:value-type="float">
            <text:p>1884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300" calcext:value-type="float">
            <text:p>130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304" calcext:value-type="float">
            <text:p>130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36" calcext:value-type="float">
            <text:p>2036</text:p>
          </table:table-cell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39" calcext:value-type="float">
            <text:p>123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59" calcext:value-type="float">
            <text:p>2059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68" calcext:value-type="float">
            <text:p>186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94" calcext:value-type="float">
            <text:p>129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4" calcext:value-type="float">
            <text:p>187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7" calcext:value-type="float">
            <text:p>1877</text:p>
          </table:table-cell>
          <table:table-cell table:number-columns-repeated="18"/>
          <table:table-cell office:value-type="float" office:value="2059" calcext:value-type="float">
            <text:p>205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68" calcext:value-type="float">
            <text:p>1868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25" calcext:value-type="float">
            <text:p>2025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26" calcext:value-type="float">
            <text:p>2026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69" calcext:value-type="float">
            <text:p>186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879" calcext:value-type="float">
            <text:p>1879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98" calcext:value-type="float">
            <text:p>1298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1872" calcext:value-type="float">
            <text:p>1872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8"/>
          <table:table-cell office:value-type="string" calcext:value-type="string">
            <text:p>2054}</text:p>
          </table:table-cell>
          <table:table-cell table:number-columns-repeated="26"/>
          <table:table-cell office:value-type="string" calcext:value-type="string">
            <text:p>2051}</text:p>
          </table:table-cell>
          <table:table-cell table:number-columns-repeated="25"/>
          <table:table-cell office:value-type="string" calcext:value-type="string">
            <text:p>1283}</text:p>
          </table:table-cell>
          <table:table-cell table:number-columns-repeated="131"/>
          <table:table-cell office:value-type="string" calcext:value-type="string">
            <text:p>2049}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61" calcext:value-type="float">
            <text:p>2061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61" calcext:value-type="float">
            <text:p>2061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98" calcext:value-type="float">
            <text:p>129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37" calcext:value-type="float">
            <text:p>203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99" calcext:value-type="float">
            <text:p>129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99" calcext:value-type="float">
            <text:p>129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22" calcext:value-type="float">
            <text:p>2022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33" calcext:value-type="float">
            <text:p>123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63" calcext:value-type="float">
            <text:p>206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62" calcext:value-type="float">
            <text:p>2062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75" calcext:value-type="float">
            <text:p>207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36" calcext:value-type="float">
            <text:p>203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39" calcext:value-type="float">
            <text:p>123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75" calcext:value-type="float">
            <text:p>2075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72" calcext:value-type="float">
            <text:p>2072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74" calcext:value-type="float">
            <text:p>2074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23" calcext:value-type="float">
            <text:p>2023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71" calcext:value-type="float">
            <text:p>2071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string" calcext:value-type="string">
            <text:p>2051}</text:p>
          </table:table-cell>
          <table:table-cell table:number-columns-repeated="26"/>
          <table:table-cell office:value-type="string" calcext:value-type="string">
            <text:p>2044}</text:p>
          </table:table-cell>
          <table:table-cell table:number-columns-repeated="25"/>
          <table:table-cell office:value-type="string" calcext:value-type="string">
            <text:p>1288}</text:p>
          </table:table-cell>
          <table:table-cell table:number-columns-repeated="131"/>
          <table:table-cell office:value-type="string" calcext:value-type="string">
            <text:p>2052}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18" calcext:value-type="float">
            <text:p>2018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71" calcext:value-type="float">
            <text:p>2071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310" calcext:value-type="float">
            <text:p>131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64" calcext:value-type="float">
            <text:p>2064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35" calcext:value-type="float">
            <text:p>123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70" calcext:value-type="float">
            <text:p>2070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70" calcext:value-type="float">
            <text:p>2070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300" calcext:value-type="float">
            <text:p>130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39" calcext:value-type="float">
            <text:p>1239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99" calcext:value-type="float">
            <text:p>129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9" calcext:value-type="float">
            <text:p>2059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string" calcext:value-type="string">
            <text:p>2060}</text:p>
          </table:table-cell>
          <table:table-cell table:number-columns-repeated="26"/>
          <table:table-cell office:value-type="string" calcext:value-type="string">
            <text:p>2074}</text:p>
          </table:table-cell>
          <table:table-cell table:number-columns-repeated="25"/>
          <table:table-cell office:value-type="string" calcext:value-type="string">
            <text:p>1286}</text:p>
          </table:table-cell>
          <table:table-cell table:number-columns-repeated="131"/>
          <table:table-cell office:value-type="string" calcext:value-type="string">
            <text:p>2049}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94" calcext:value-type="float">
            <text:p>129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39" calcext:value-type="float">
            <text:p>123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62" calcext:value-type="float">
            <text:p>2062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32" calcext:value-type="float">
            <text:p>123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34" calcext:value-type="float">
            <text:p>123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37" calcext:value-type="float">
            <text:p>2037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9" calcext:value-type="float">
            <text:p>2059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34" calcext:value-type="float">
            <text:p>123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35" calcext:value-type="float">
            <text:p>203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165" calcext:value-type="float">
            <text:p>216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64" calcext:value-type="float">
            <text:p>2064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37" calcext:value-type="float">
            <text:p>123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60" calcext:value-type="float">
            <text:p>2060</text:p>
          </table:table-cell>
        </table:table-row>
        <table:table-row table:style-name="ro1">
          <table:table-cell table:number-columns-repeated="2"/>
          <table:table-cell office:value-type="float" office:value="2036" calcext:value-type="float">
            <text:p>203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94" calcext:value-type="float">
            <text:p>129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string" calcext:value-type="string">
            <text:p>2045}</text:p>
          </table:table-cell>
          <table:table-cell table:number-columns-repeated="26"/>
          <table:table-cell office:value-type="string" calcext:value-type="string">
            <text:p>2060}</text:p>
          </table:table-cell>
          <table:table-cell table:number-columns-repeated="25"/>
          <table:table-cell office:value-type="string" calcext:value-type="string">
            <text:p>1280}</text:p>
          </table:table-cell>
          <table:table-cell table:number-columns-repeated="131"/>
          <table:table-cell office:value-type="string" calcext:value-type="string">
            <text:p>2051}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37" calcext:value-type="float">
            <text:p>123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60" calcext:value-type="float">
            <text:p>206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74" calcext:value-type="float">
            <text:p>2074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34" calcext:value-type="float">
            <text:p>2034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35" calcext:value-type="float">
            <text:p>1235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61" calcext:value-type="float">
            <text:p>206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63" calcext:value-type="float">
            <text:p>206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81" calcext:value-type="float">
            <text:p>2081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60" calcext:value-type="float">
            <text:p>2060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string" calcext:value-type="string">
            <text:p>2051}</text:p>
          </table:table-cell>
          <table:table-cell table:number-columns-repeated="26"/>
          <table:table-cell office:value-type="string" calcext:value-type="string">
            <text:p>2037}</text:p>
          </table:table-cell>
          <table:table-cell table:number-columns-repeated="25"/>
          <table:table-cell office:value-type="string" calcext:value-type="string">
            <text:p>1274}</text:p>
          </table:table-cell>
          <table:table-cell table:number-columns-repeated="131"/>
          <table:table-cell office:value-type="string" calcext:value-type="string">
            <text:p>2048}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62" calcext:value-type="float">
            <text:p>206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37" calcext:value-type="float">
            <text:p>123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11" calcext:value-type="float">
            <text:p>2011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33" calcext:value-type="float">
            <text:p>2033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82" calcext:value-type="float">
            <text:p>2082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3" calcext:value-type="float">
            <text:p>124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74" calcext:value-type="float">
            <text:p>207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35" calcext:value-type="float">
            <text:p>123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98" calcext:value-type="float">
            <text:p>129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11" calcext:value-type="float">
            <text:p>2011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91" calcext:value-type="float">
            <text:p>129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37" calcext:value-type="float">
            <text:p>203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72" calcext:value-type="float">
            <text:p>2072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79" calcext:value-type="float">
            <text:p>2079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73" calcext:value-type="float">
            <text:p>2073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77" calcext:value-type="float">
            <text:p>2077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98" calcext:value-type="float">
            <text:p>129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37" calcext:value-type="float">
            <text:p>203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92" calcext:value-type="float">
            <text:p>129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31" calcext:value-type="float">
            <text:p>123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string" calcext:value-type="string">
            <text:p>2056}</text:p>
          </table:table-cell>
          <table:table-cell table:number-columns-repeated="26"/>
          <table:table-cell office:value-type="string" calcext:value-type="string">
            <text:p>2059}</text:p>
          </table:table-cell>
          <table:table-cell table:number-columns-repeated="25"/>
          <table:table-cell office:value-type="string" calcext:value-type="string">
            <text:p>1255}</text:p>
          </table:table-cell>
          <table:table-cell table:number-columns-repeated="131"/>
          <table:table-cell office:value-type="string" calcext:value-type="string">
            <text:p>2042}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94" calcext:value-type="float">
            <text:p>129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37" calcext:value-type="float">
            <text:p>203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61" calcext:value-type="float">
            <text:p>206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303" calcext:value-type="float">
            <text:p>1303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98" calcext:value-type="float">
            <text:p>129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60" calcext:value-type="float">
            <text:p>2060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60" calcext:value-type="float">
            <text:p>2060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9" calcext:value-type="float">
            <text:p>2059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302" calcext:value-type="float">
            <text:p>130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18" calcext:value-type="float">
            <text:p>2018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28" calcext:value-type="float">
            <text:p>2028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1931" calcext:value-type="float">
            <text:p>1931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6" calcext:value-type="float">
            <text:p>2066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61" calcext:value-type="float">
            <text:p>2061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39" calcext:value-type="float">
            <text:p>123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62" calcext:value-type="float">
            <text:p>206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11" calcext:value-type="float">
            <text:p>2011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2" calcext:value-type="float">
            <text:p>1252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66" calcext:value-type="float">
            <text:p>2066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string" calcext:value-type="string">
            <text:p>2049}</text:p>
          </table:table-cell>
          <table:table-cell table:number-columns-repeated="26"/>
          <table:table-cell office:value-type="string" calcext:value-type="string">
            <text:p>2039}</text:p>
          </table:table-cell>
          <table:table-cell table:number-columns-repeated="25"/>
          <table:table-cell office:value-type="string" calcext:value-type="string">
            <text:p>1266}</text:p>
          </table:table-cell>
          <table:table-cell table:number-columns-repeated="131"/>
          <table:table-cell office:value-type="string" calcext:value-type="string">
            <text:p>2054}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154" calcext:value-type="float">
            <text:p>2154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2" calcext:value-type="float">
            <text:p>1282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06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8" calcext:value-type="float">
            <text:p>2068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37" calcext:value-type="float">
            <text:p>1237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32" calcext:value-type="float">
            <text:p>2032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307" calcext:value-type="float">
            <text:p>130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69" calcext:value-type="float">
            <text:p>2069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07" calcext:value-type="float">
            <text:p>2007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29" calcext:value-type="float">
            <text:p>2029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87" calcext:value-type="float">
            <text:p>128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72" calcext:value-type="float">
            <text:p>2072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42" calcext:value-type="float">
            <text:p>1242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0" calcext:value-type="float">
            <text:p>127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93" calcext:value-type="float">
            <text:p>1293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10" calcext:value-type="float">
            <text:p>2010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35" calcext:value-type="float">
            <text:p>2035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72" calcext:value-type="float">
            <text:p>2072</text:p>
          </table:table-cell>
          <table:table-cell table:number-columns-repeated="25"/>
          <table:table-cell office:value-type="float" office:value="1297" calcext:value-type="float">
            <text:p>1297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39" calcext:value-type="float">
            <text:p>2039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6" calcext:value-type="float">
            <text:p>1246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60" calcext:value-type="float">
            <text:p>1260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95" calcext:value-type="float">
            <text:p>1295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string" calcext:value-type="string">
            <text:p>2055}</text:p>
          </table:table-cell>
          <table:table-cell table:number-columns-repeated="26"/>
          <table:table-cell office:value-type="string" calcext:value-type="string">
            <text:p>2055}</text:p>
          </table:table-cell>
          <table:table-cell table:number-columns-repeated="25"/>
          <table:table-cell office:value-type="string" calcext:value-type="string">
            <text:p>1277}</text:p>
          </table:table-cell>
          <table:table-cell table:number-columns-repeated="131"/>
          <table:table-cell office:value-type="string" calcext:value-type="string">
            <text:p>2050}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8" calcext:value-type="float">
            <text:p>2058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35" calcext:value-type="float">
            <text:p>123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88" calcext:value-type="float">
            <text:p>1288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9" calcext:value-type="float">
            <text:p>2059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0" calcext:value-type="float">
            <text:p>2040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2" calcext:value-type="float">
            <text:p>204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75" calcext:value-type="float">
            <text:p>2075</text:p>
          </table:table-cell>
          <table:table-cell table:number-columns-repeated="25"/>
          <table:table-cell office:value-type="float" office:value="1302" calcext:value-type="float">
            <text:p>1302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26" calcext:value-type="float">
            <text:p>2026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60" calcext:value-type="float">
            <text:p>2060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74" calcext:value-type="float">
            <text:p>127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30" calcext:value-type="float">
            <text:p>2030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42" calcext:value-type="float">
            <text:p>2042</text:p>
          </table:table-cell>
          <table:table-cell table:number-columns-repeated="25"/>
          <table:table-cell office:value-type="float" office:value="1263" calcext:value-type="float">
            <text:p>1263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65" calcext:value-type="float">
            <text:p>2065</text:p>
          </table:table-cell>
          <table:table-cell table:number-columns-repeated="25"/>
          <table:table-cell office:value-type="float" office:value="1240" calcext:value-type="float">
            <text:p>1240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41" calcext:value-type="float">
            <text:p>1241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61" calcext:value-type="float">
            <text:p>2061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3" calcext:value-type="float">
            <text:p>2033</text:p>
          </table:table-cell>
          <table:table-cell table:number-columns-repeated="25"/>
          <table:table-cell office:value-type="float" office:value="1289" calcext:value-type="float">
            <text:p>1289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48" calcext:value-type="float">
            <text:p>124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1" calcext:value-type="float">
            <text:p>1251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56" calcext:value-type="float">
            <text:p>2056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56" calcext:value-type="float">
            <text:p>1256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46" calcext:value-type="float">
            <text:p>2046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78" calcext:value-type="float">
            <text:p>1278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5" calcext:value-type="float">
            <text:p>2055</text:p>
          </table:table-cell>
          <table:table-cell table:number-columns-repeated="25"/>
          <table:table-cell office:value-type="float" office:value="1301" calcext:value-type="float">
            <text:p>1301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38" calcext:value-type="float">
            <text:p>1238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27" calcext:value-type="float">
            <text:p>2027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5" calcext:value-type="float">
            <text:p>2055</text:p>
          </table:table-cell>
          <table:table-cell table:number-columns-repeated="26"/>
          <table:table-cell office:value-type="float" office:value="2037" calcext:value-type="float">
            <text:p>2037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72" calcext:value-type="float">
            <text:p>2072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53" calcext:value-type="float">
            <text:p>2053</text:p>
          </table:table-cell>
          <table:table-cell table:number-columns-repeated="25"/>
          <table:table-cell office:value-type="float" office:value="1266" calcext:value-type="float">
            <text:p>1266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7" calcext:value-type="float">
            <text:p>2057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2" calcext:value-type="float">
            <text:p>2042</text:p>
          </table:table-cell>
          <table:table-cell table:number-columns-repeated="26"/>
          <table:table-cell office:value-type="float" office:value="2064" calcext:value-type="float">
            <text:p>2064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83" calcext:value-type="float">
            <text:p>1283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39" calcext:value-type="float">
            <text:p>2039</text:p>
          </table:table-cell>
          <table:table-cell table:number-columns-repeated="26"/>
          <table:table-cell office:value-type="float" office:value="2043" calcext:value-type="float">
            <text:p>2043</text:p>
          </table:table-cell>
          <table:table-cell table:number-columns-repeated="25"/>
          <table:table-cell office:value-type="float" office:value="1244" calcext:value-type="float">
            <text:p>1244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62" calcext:value-type="float">
            <text:p>1262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46" calcext:value-type="float">
            <text:p>2046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86" calcext:value-type="float">
            <text:p>1286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38" calcext:value-type="float">
            <text:p>2038</text:p>
          </table:table-cell>
          <table:table-cell table:number-columns-repeated="26"/>
          <table:table-cell office:value-type="float" office:value="2082" calcext:value-type="float">
            <text:p>2082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43" calcext:value-type="float">
            <text:p>2043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44" calcext:value-type="float">
            <text:p>2044</text:p>
          </table:table-cell>
          <table:table-cell table:number-columns-repeated="25"/>
          <table:table-cell office:value-type="float" office:value="1268" calcext:value-type="float">
            <text:p>126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8" calcext:value-type="float">
            <text:p>2058</text:p>
          </table:table-cell>
          <table:table-cell table:number-columns-repeated="25"/>
          <table:table-cell office:value-type="float" office:value="1279" calcext:value-type="float">
            <text:p>127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2" calcext:value-type="float">
            <text:p>2052</text:p>
          </table:table-cell>
          <table:table-cell table:number-columns-repeated="25"/>
          <table:table-cell office:value-type="float" office:value="1309" calcext:value-type="float">
            <text:p>130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77" calcext:value-type="float">
            <text:p>1277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71" calcext:value-type="float">
            <text:p>2071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41" calcext:value-type="float">
            <text:p>2041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59" calcext:value-type="float">
            <text:p>1259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1" calcext:value-type="float">
            <text:p>2031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4" calcext:value-type="float">
            <text:p>2054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50" calcext:value-type="float">
            <text:p>1250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35" calcext:value-type="float">
            <text:p>2035</text:p>
          </table:table-cell>
          <table:table-cell table:number-columns-repeated="18"/>
          <table:table-cell office:value-type="float" office:value="2051" calcext:value-type="float">
            <text:p>2051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58" calcext:value-type="float">
            <text:p>1258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72" calcext:value-type="float">
            <text:p>1272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3" calcext:value-type="float">
            <text:p>2043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8"/>
          <table:table-cell office:value-type="float" office:value="2049" calcext:value-type="float">
            <text:p>2049</text:p>
          </table:table-cell>
          <table:table-cell table:number-columns-repeated="26"/>
          <table:table-cell office:value-type="float" office:value="2038" calcext:value-type="float">
            <text:p>2038</text:p>
          </table:table-cell>
          <table:table-cell table:number-columns-repeated="25"/>
          <table:table-cell office:value-type="float" office:value="1296" calcext:value-type="float">
            <text:p>1296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18"/>
          <table:table-cell office:value-type="float" office:value="2041" calcext:value-type="float">
            <text:p>2041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54" calcext:value-type="float">
            <text:p>1254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71" calcext:value-type="float">
            <text:p>1271</text:p>
          </table:table-cell>
          <table:table-cell table:number-columns-repeated="131"/>
          <table:table-cell office:value-type="float" office:value="2044" calcext:value-type="float">
            <text:p>2044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1" calcext:value-type="float">
            <text:p>2051</text:p>
          </table:table-cell>
          <table:table-cell table:number-columns-repeated="25"/>
          <table:table-cell office:value-type="float" office:value="1294" calcext:value-type="float">
            <text:p>1294</text:p>
          </table:table-cell>
          <table:table-cell table:number-columns-repeated="131"/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8"/>
          <table:table-cell office:value-type="float" office:value="2060" calcext:value-type="float">
            <text:p>206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67" calcext:value-type="float">
            <text:p>1267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81" calcext:value-type="float">
            <text:p>128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7" calcext:value-type="float">
            <text:p>2057</text:p>
          </table:table-cell>
          <table:table-cell table:number-columns-repeated="25"/>
          <table:table-cell office:value-type="float" office:value="1234" calcext:value-type="float">
            <text:p>1234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35" calcext:value-type="float">
            <text:p>2035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57" calcext:value-type="float">
            <text:p>125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69" calcext:value-type="float">
            <text:p>1269</text:p>
          </table:table-cell>
          <table:table-cell table:number-columns-repeated="131"/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0" calcext:value-type="float">
            <text:p>2040</text:p>
          </table:table-cell>
          <table:table-cell table:number-columns-repeated="26"/>
          <table:table-cell office:value-type="float" office:value="2054" calcext:value-type="float">
            <text:p>2054</text:p>
          </table:table-cell>
          <table:table-cell table:number-columns-repeated="25"/>
          <table:table-cell office:value-type="float" office:value="1285" calcext:value-type="float">
            <text:p>1285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9" calcext:value-type="float">
            <text:p>1249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40" calcext:value-type="float">
            <text:p>2040</text:p>
          </table:table-cell>
          <table:table-cell table:number-columns-repeated="25"/>
          <table:table-cell office:value-type="float" office:value="1255" calcext:value-type="float">
            <text:p>1255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number-columns-repeated="26"/>
          <table:table-cell office:value-type="float" office:value="2076" calcext:value-type="float">
            <text:p>2076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float" office:value="2053" calcext:value-type="float">
            <text:p>2053</text:p>
          </table:table-cell>
          <table:table-cell table:number-columns-repeated="26"/>
          <table:table-cell office:value-type="float" office:value="2050" calcext:value-type="float">
            <text:p>2050</text:p>
          </table:table-cell>
          <table:table-cell table:number-columns-repeated="25"/>
          <table:table-cell office:value-type="float" office:value="1280" calcext:value-type="float">
            <text:p>1280</text:p>
          </table:table-cell>
          <table:table-cell table:number-columns-repeated="131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float" office:value="2044" calcext:value-type="float">
            <text:p>2044</text:p>
          </table:table-cell>
          <table:table-cell table:number-columns-repeated="26"/>
          <table:table-cell office:value-type="float" office:value="2041" calcext:value-type="float">
            <text:p>2041</text:p>
          </table:table-cell>
          <table:table-cell table:number-columns-repeated="25"/>
          <table:table-cell office:value-type="float" office:value="1236" calcext:value-type="float">
            <text:p>1236</text:p>
          </table:table-cell>
          <table:table-cell table:number-columns-repeated="131"/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7" calcext:value-type="float">
            <text:p>1247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8"/>
          <table:table-cell office:value-type="float" office:value="2048" calcext:value-type="float">
            <text:p>2048</text:p>
          </table:table-cell>
          <table:table-cell table:number-columns-repeated="26"/>
          <table:table-cell office:value-type="float" office:value="2048" calcext:value-type="float">
            <text:p>2048</text:p>
          </table:table-cell>
          <table:table-cell table:number-columns-repeated="25"/>
          <table:table-cell office:value-type="float" office:value="1265" calcext:value-type="float">
            <text:p>1265</text:p>
          </table:table-cell>
          <table:table-cell table:number-columns-repeated="131"/>
          <table:table-cell office:value-type="float" office:value="2053" calcext:value-type="float">
            <text:p>2053</text:p>
          </table:table-cell>
        </table:table-row>
        <table:table-row table:style-name="ro1"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7" calcext:value-type="float">
            <text:p>2067</text:p>
          </table:table-cell>
          <table:table-cell table:number-columns-repeated="25"/>
          <table:table-cell office:value-type="float" office:value="1273" calcext:value-type="float">
            <text:p>1273</text:p>
          </table:table-cell>
          <table:table-cell table:number-columns-repeated="131"/>
          <table:table-cell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45" calcext:value-type="float">
            <text:p>2045</text:p>
          </table:table-cell>
          <table:table-cell table:number-columns-repeated="25"/>
          <table:table-cell office:value-type="float" office:value="1284" calcext:value-type="float">
            <text:p>1284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54" calcext:value-type="float">
            <text:p>2054</text:p>
          </table:table-cell>
          <table:table-cell table:number-columns-repeated="18"/>
          <table:table-cell office:value-type="float" office:value="2054" calcext:value-type="float">
            <text:p>2054</text:p>
          </table:table-cell>
          <table:table-cell table:number-columns-repeated="26"/>
          <table:table-cell office:value-type="float" office:value="2056" calcext:value-type="float">
            <text:p>2056</text:p>
          </table:table-cell>
          <table:table-cell table:number-columns-repeated="25"/>
          <table:table-cell office:value-type="float" office:value="1245" calcext:value-type="float">
            <text:p>1245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36" calcext:value-type="float">
            <text:p>2036</text:p>
          </table:table-cell>
          <table:table-cell table:number-columns-repeated="25"/>
          <table:table-cell office:value-type="float" office:value="1261" calcext:value-type="float">
            <text:p>1261</text:p>
          </table:table-cell>
          <table:table-cell table:number-columns-repeated="131"/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49" calcext:value-type="float">
            <text:p>2049</text:p>
          </table:table-cell>
          <table:table-cell table:number-columns-repeated="25"/>
          <table:table-cell office:value-type="float" office:value="1276" calcext:value-type="float">
            <text:p>1276</text:p>
          </table:table-cell>
          <table:table-cell table:number-columns-repeated="131"/>
          <table:table-cell office:value-type="float" office:value="2056" calcext:value-type="float">
            <text:p>2056</text:p>
          </table:table-cell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float" office:value="2050" calcext:value-type="float">
            <text:p>2050</text:p>
          </table:table-cell>
          <table:table-cell table:number-columns-repeated="26"/>
          <table:table-cell office:value-type="float" office:value="2063" calcext:value-type="float">
            <text:p>2063</text:p>
          </table:table-cell>
          <table:table-cell table:number-columns-repeated="25"/>
          <table:table-cell office:value-type="float" office:value="1290" calcext:value-type="float">
            <text:p>1290</text:p>
          </table:table-cell>
          <table:table-cell table:number-columns-repeated="131"/>
          <table:table-cell office:value-type="float" office:value="2045" calcext:value-type="float">
            <text:p>2045</text:p>
          </table:table-cell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34" calcext:value-type="float">
            <text:p>2034</text:p>
          </table:table-cell>
          <table:table-cell table:number-columns-repeated="25"/>
          <table:table-cell office:value-type="float" office:value="1253" calcext:value-type="float">
            <text:p>1253</text:p>
          </table:table-cell>
          <table:table-cell table:number-columns-repeated="131"/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18"/>
          <table:table-cell office:value-type="float" office:value="2045" calcext:value-type="float">
            <text:p>2045</text:p>
          </table:table-cell>
          <table:table-cell table:number-columns-repeated="26"/>
          <table:table-cell office:value-type="float" office:value="2062" calcext:value-type="float">
            <text:p>2062</text:p>
          </table:table-cell>
          <table:table-cell table:number-columns-repeated="25"/>
          <table:table-cell office:value-type="float" office:value="1264" calcext:value-type="float">
            <text:p>1264</text:p>
          </table:table-cell>
          <table:table-cell table:number-columns-repeated="131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8"/>
          <table:table-cell office:value-type="float" office:value="2047" calcext:value-type="float">
            <text:p>2047</text:p>
          </table:table-cell>
          <table:table-cell table:number-columns-repeated="26"/>
          <table:table-cell office:value-type="float" office:value="2047" calcext:value-type="float">
            <text:p>2047</text:p>
          </table:table-cell>
          <table:table-cell table:number-columns-repeated="25"/>
          <table:table-cell office:value-type="float" office:value="1275" calcext:value-type="float">
            <text:p>1275</text:p>
          </table:table-cell>
          <table:table-cell table:number-columns-repeated="131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18"/>
          <table:table-cell office:value-type="string" calcext:value-type="string">
            <text:p>2043}</text:p>
          </table:table-cell>
          <table:table-cell table:number-columns-repeated="26"/>
          <table:table-cell office:value-type="string" calcext:value-type="string">
            <text:p>2054}</text:p>
          </table:table-cell>
          <table:table-cell table:number-columns-repeated="25"/>
          <table:table-cell office:value-type="string" calcext:value-type="string">
            <text:p>1285}</text:p>
          </table:table-cell>
          <table:table-cell table:number-columns-repeated="131"/>
          <table:table-cell office:value-type="string" calcext:value-type="string">
            <text:p>2045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Consolas1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2:01:56.259000000</meta:creation-date>
    <dc:date>2024-04-19T16:37:43.473000000</dc:date>
    <meta:editing-duration>PT4H35M48S</meta:editing-duration>
    <meta:editing-cycles>1</meta:editing-cycles>
    <meta:document-statistic meta:table-count="1" meta:cell-count="5100" meta:object-count="5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054cm" svg:height="9.005cm" xlink:href=".." xlink:type="simple" chart:class="chart:line" chart:style-name="ch1">
        <chart:legend chart:legend-position="end" svg:x="38.017cm" svg:y="4.203cm" style:legend-expansion="high" chart:style-name="ch2"/>
        <chart:plot-area chart:style-name="ch3" table:cell-range-address="Лист1.C1:Лист1.C1000" svg:x="0.821cm" svg:y="0.18cm" svg:width="36.375cm" svg:height="8.645cm">
          <chart:coordinate-region svg:x="1.813cm" svg:y="0.379cm" svg:width="35.38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0">
                <text:p>2220</text:p>
                <draw:g>
                  <svg:desc>Лист1.C1:Лист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48">
                <text:p>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645cm" svg:height="8.994cm" xlink:href=".." xlink:type="simple" chart:class="chart:line" chart:style-name="ch1">
        <chart:legend chart:legend-position="end" svg:x="52.608cm" svg:y="4.198cm" style:legend-expansion="high" chart:style-name="ch2"/>
        <chart:plot-area chart:style-name="ch3" table:cell-range-address="Лист1.V1:Лист1.V1000" svg:x="1.112cm" svg:y="0.179cm" svg:width="50.384cm" svg:height="8.636cm">
          <chart:coordinate-region svg:x="2.104cm" svg:y="0.378cm" svg:width="49.3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V1:Лист1.V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Лист1.V1:Лист1.V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9.208cm" svg:height="45.658cm" xlink:href=".." xlink:type="simple" chart:class="chart:line" chart:style-name="ch1">
        <chart:legend chart:legend-position="end" svg:x="95.853cm" svg:y="22.53cm" style:legend-expansion="high" chart:style-name="ch2"/>
        <chart:plot-area chart:style-name="ch3" table:cell-range-address="Лист1.AW1:Лист1.AW1000" svg:x="1.984cm" svg:y="0.913cm" svg:width="91.885cm" svg:height="43.832cm">
          <chart:coordinate-region svg:x="2.976cm" svg:y="1.113cm" svg:width="90.893cm" svg:height="42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W1:Лист1.AW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5">
                <text:p>2065</text:p>
                <draw:g>
                  <svg:desc>Лист1.AW1:Лист1.AW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1.251cm" svg:height="51.327cm" xlink:href=".." xlink:type="simple" chart:class="chart:line" chart:style-name="ch1">
        <chart:legend chart:legend-position="end" svg:x="277.896cm" svg:y="25.364cm" style:legend-expansion="high" chart:style-name="ch2"/>
        <chart:plot-area chart:style-name="ch3" table:cell-range-address="Лист1.BW1:Лист1.BW1000" svg:x="5.625cm" svg:y="1.026cm" svg:width="266.646cm" svg:height="49.275cm">
          <chart:coordinate-region svg:x="6.617cm" svg:y="1.225cm" svg:width="265.654cm" svg:height="48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W1:Лист1.BW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2">
                <text:p>1282</text:p>
                <draw:g>
                  <svg:desc>Лист1.BW1:Лист1.BW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0.472cm" svg:height="65.489cm" xlink:href=".." xlink:type="simple" chart:class="chart:line" chart:style-name="ch1">
        <chart:legend chart:legend-position="end" svg:x="167.17cm" svg:y="32.445cm" style:legend-expansion="high" chart:style-name="ch2"/>
        <chart:plot-area chart:style-name="ch3" table:cell-range-address="Лист1.GY1:Лист1.GY1000" svg:x="3.409cm" svg:y="1.309cm" svg:width="160.352cm" svg:height="62.871cm">
          <chart:coordinate-region svg:x="4.401cm" svg:y="1.508cm" svg:width="159.36cm" svg:height="61.7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GY1:Лист1.GY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9">
                <text:p>2049</text:p>
                <draw:g>
                  <svg:desc>Лист1.GY1:Лист1.GY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